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92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81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3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0pt"/>
    </style:style>
    <style:style style:name="P2" style:family="paragraph">
      <loext:graphic-properties draw:fill="none" draw:fill-color="#ffffff"/>
      <style:paragraph-properties fo:text-align="center"/>
      <style:text-properties style:font-name="Segoe UI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36pt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size="20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6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7" style:family="text">
      <style:text-properties style:font-name="Segoe UI" fo:font-size="35pt" fo:font-weight="bold" style:font-size-asian="35pt" style:font-weight-asian="bold" style:font-size-complex="35pt" style:font-weight-complex="bold"/>
    </style:style>
    <style:style style:name="T8" style:family="text">
      <style:text-properties style:font-name="Segoe UI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302cm" svg:x="1.805cm" svg:y="0.505cm">
          <draw:text-box>
            <text:p text:style-name="P1"><text:span text:style-name="T1">HYMN #885</text:span></text:p>
            <text:p text:style-name="P1"><text:span text:style-name="T2">“</text:span><text:span text:style-name="T2">I Lie, O Lord, within Your Car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2" draw:layer="layout" svg:width="24.384cm" svg:height="7.011cm" svg:x="1.641cm" svg:y="0.505cm">
          <draw:text-box>
            <text:p text:style-name="P1"><text:span text:style-name="T3">1. </text:span><text:span text:style-name="T4">I lie, O Lord, within Your care,</text:span></text:p>
            <text:p text:style-name="P1"><text:span text:style-name="T4">Awake or when I’m sleeping.</text:span></text:p>
            <text:p text:style-name="P1"><text:span text:style-name="T4">Whoever trusts in Your strong arms</text:span></text:p>
            <text:p text:style-name="P1"><text:span text:style-name="T4">Is safe within Your keep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2" draw:layer="layout" svg:width="25.146cm" svg:height="7.177cm" svg:x="1.524cm" svg:y="0.443cm">
          <draw:text-box>
            <text:p text:style-name="P1"><text:span text:style-name="T4"><text:s/></text:span><text:span text:style-name="T4">2. Lord, You alone keep constant watch;</text:span></text:p>
            <text:p text:style-name="P1"><text:span text:style-name="T4">My restless heart You quiet.</text:span></text:p>
            <text:p text:style-name="P1"><text:span text:style-name="T4">When darkness fills the night with fear,</text:span></text:p>
            <text:p text:style-name="P1"><text:span text:style-name="T4">I will by faith defy 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5" draw:text-style-name="P2" draw:layer="layout" svg:width="24.384cm" svg:height="7.366cm" svg:x="1.778cm" svg:y="0.508cm">
          <draw:text-box>
            <text:p text:style-name="P1"><text:span text:style-name="T5">3. </text:span><text:span text:style-name="T6">When shadows fall, I will not dwell</text:span></text:p>
            <text:p text:style-name="P1"><text:span text:style-name="T6">On troubles that distress me,</text:span></text:p>
            <text:p text:style-name="P1"><text:span text:style-name="T6">Nor let some painful memory</text:span></text:p>
            <text:p text:style-name="P1"><text:span text:style-name="T6">Embitter and oppress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3" draw:text-style-name="P5" draw:layer="layout" svg:width="24.384cm" svg:height="7.011cm" svg:x="1.778cm" svg:y="0.508cm">
          <draw:text-box>
            <text:p text:style-name="P4"><text:span text:style-name="T5">4. </text:span><text:span text:style-name="T6">It is enough that You are near;</text:span></text:p>
            <text:p text:style-name="P4"><text:span text:style-name="T6">I need not now discover</text:span></text:p>
            <text:p text:style-name="P4"><text:span text:style-name="T6">What hidden plans You have for me,</text:span></text:p>
            <text:p text:style-name="P4"><text:span text:style-name="T6">My future’s path uncov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3" draw:text-style-name="P2" draw:layer="layout" svg:width="24.384cm" svg:height="7.011cm" svg:x="1.778cm" svg:y="0.609cm">
          <draw:text-box>
            <text:p text:style-name="P1"><text:span text:style-name="T5">5. </text:span><text:span text:style-name="T6">Tomorrow’s road I cannot trace</text:span></text:p>
            <text:p text:style-name="P1"><text:span text:style-name="T6">Nor know what ills will meet me.</text:span></text:p>
            <text:p text:style-name="P1"><text:span text:style-name="T6">You only ask that I be still</text:span></text:p>
            <text:p text:style-name="P1"><text:span text:style-name="T6">And trust You there will greet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3" draw:text-style-name="P2" draw:layer="layout" svg:width="24.384cm" svg:height="7.011cm" svg:x="1.778cm" svg:y="0.508cm">
          <draw:text-box>
            <text:p text:style-name="P1"><text:span text:style-name="T5">6. </text:span><text:span text:style-name="T6">Each dawning day to which I wake</text:span></text:p>
            <text:p text:style-name="P1"><text:span text:style-name="T6">Will show Your hand still guiding</text:span></text:p>
            <text:p text:style-name="P1"><text:span text:style-name="T6">And ev’ry good my life requires</text:span></text:p>
            <text:p text:style-name="P1"><text:span text:style-name="T6">Your grace again provid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6" draw:text-style-name="P2" draw:layer="layout" svg:width="25.796cm" svg:height="7.069cm" svg:x="1.104cm" svg:y="0.551cm">
          <draw:text-box>
            <text:p text:style-name="P1"><text:span text:style-name="T5">7. </text:span><text:span text:style-name="T6">Though troubles still may cloud the sky,</text:span></text:p>
            <text:p text:style-name="P1"><text:span text:style-name="T6">“</text:span><text:span text:style-name="T6">l see beyond them shining</text:span></text:p>
            <text:p text:style-name="P1"><text:span text:style-name="T6">A light to show some hidden way- </text:span></text:p>
            <text:p text:style-name="P1"><text:span text:style-name="T6">A way of Your design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7" draw:text-style-name="P2" draw:layer="layout" svg:width="25.654cm" svg:height="12.604cm" svg:x="1.27cm" svg:y="0.508cm">
          <draw:text-box>
            <text:p text:style-name="P1"><text:span text:style-name="T5">8. </text:span><text:span text:style-name="T7">Since You have gently touched my eyes,</text:span></text:p>
            <text:p text:style-name="P1"><text:span text:style-name="T6">I’ll sleep through tears of sorrow.</text:span></text:p>
            <text:p text:style-name="P1"><text:span text:style-name="T7">Though long the night, my God, my friend,</text:span></text:p>
            <text:p text:style-name="P1"><text:span text:style-name="T6">Will be my guide tomorrow.</text:span></text:p>
            <text:p text:style-name="P6"><text:span text:style-name="T8"/></text:p>
            <text:p text:style-name="P6"><text:span text:style-name="T8"/></text:p>
            <text:p text:style-name="P6"><text:span text:style-name="T9"><text:s text:c="10"/></text:span><text:span text:style-name="T9">2000 GIA Publications, Inc.</text:span></text:p>
            <text:p text:style-name="P6"><text:span text:style-name="T9"><text:s text:c="10"/></text:span><text:span text:style-name="T9">Used by permission:</text:span></text:p>
            <text:p text:style-name="P6"><text:span text:style-name="T9"><text:s text:c="10"/></text:span><text:span text:style-name="T9">LSB Hymn License</text:span></text:p>
            <text:p text:style-name="P6"><text:span text:style-name="T9"><text:s text:c="10"/></text:span><text:span text:style-name="T9">.NET, no. 100011038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3:34:22.259000000</meta:creation-date>
    <dc:date>2019-04-25T19:38:54.776000000</dc:date>
    <meta:editing-duration>PT5M50S</meta:editing-duration>
    <meta:editing-cycles>3</meta:editing-cycles>
    <meta:generator>LibreOffice/6.1.5.2$Windows_X86_64 LibreOffice_project/90f8dcf33c87b3705e78202e3df5142b201bd805</meta:generator>
    <meta:document-statistic meta:object-count="48"/>
  </office:meta>
</office:document-meta>
</file>